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9.2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числа</text:p>
          </table:table-cell>
          <table:table-cell office:value-type="string" calcext:value-type="string">
            <text:p>позиция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 1 2 1 1 2 3 2 1 1 2 3 4 3 2 1 1 2 3 4 5 4 3 2 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+2+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+2+4+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+2+4+6+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9:02:44.258258711</meta:creation-date>
    <dc:date>2023-01-16T19:47:44.305164603</dc:date>
    <meta:editing-duration>PT45M</meta:editing-duration>
    <meta:editing-cycles>1</meta:editing-cycles>
    <meta:document-statistic meta:table-count="1" meta:cell-count="28" meta:object-count="0"/>
    <meta:generator>LibreOffice/7.4.3.2$Linux_X86_64 LibreOffice_project/40$Build-2</meta:generator>
  </office:meta>
</office:document-meta>
</file>